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ymbol" svg:font-family="Symbol"/>
    <style:font-face style:name="Times-Italic" svg:font-family="Times-Italic" style:font-family-generic="roman"/>
    <style:font-face style:name="Times-Roman" svg:font-family="Times-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3" style:family="paragraph" style:parent-style-name="Standard">
      <style:text-properties style:font-name="Times-Roman" fo:font-size="8pt" fo:language="fr" fo:country="FR" style:font-name-asian="Times-Roman" style:font-size-asian="8pt" style:font-name-complex="Times-Roman" style:font-size-complex="8pt"/>
    </style:style>
    <style:style style:name="P4" style:family="paragraph" style:parent-style-name="Standard">
      <style:text-properties fo:language="fr" fo:country="FR"/>
    </style:style>
    <style:style style:name="P5" style:family="paragraph" style:parent-style-name="Standard" style:list-style-name="L1">
      <style:text-properties fo:language="fr" fo:country="FR"/>
    </style:style>
    <style:style style:name="P6" style:family="paragraph" style:parent-style-name="Standard" style:list-style-name="L2">
      <style:text-properties fo:language="fr" fo:country="FR"/>
    </style:style>
    <style:style style:name="P7" style:family="paragraph" style:parent-style-name="Standard" style:list-style-name="L3">
      <style:text-properties fo:language="fr" fo:country="FR"/>
    </style:style>
    <style:style style:name="P8" style:family="paragraph" style:parent-style-name="Standard" style:list-style-name="L4">
      <style:text-properties fo:language="fr" fo:country="FR"/>
    </style:style>
    <style:style style:name="P9" style:family="paragraph" style:parent-style-name="Standard" style:list-style-name="L5">
      <style:text-properties fo:language="fr" fo:country="FR"/>
    </style:style>
    <style:style style:name="P10" style:family="paragraph" style:parent-style-name="Standard">
      <style:paragraph-properties style:text-autospace="non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style:font-name="Times-Italic" fo:font-size="8pt" style:font-name-asian="Times-Italic" style:font-size-asian="8pt" style:font-name-complex="Times-Italic" style:font-size-complex="8pt"/>
    </style:style>
    <style:style style:name="T3" style:family="text">
      <style:text-properties style:font-name="Times-Roman" fo:font-size="8pt" style:font-name-asian="Times-Roman" style:font-size-asian="8pt" style:font-name-complex="Times-Roman" style:font-size-complex="8pt"/>
    </style:style>
    <style:style style:name="T4" style:family="text">
      <style:text-properties style:font-name="Times-Italic" style:font-name-asian="Times-Italic" style:font-name-complex="Times-Italic"/>
    </style:style>
    <style:style style:name="T5" style:family="text">
      <style:text-properties style:font-name="Times-Italic" fo:font-size="8pt" style:font-name-asian="Times-Italic" style:font-size-asian="8pt" style:font-name-complex="Times-Italic" style:font-size-complex="8pt"/>
    </style:style>
    <style:style style:name="T6" style:family="text">
      <style:text-properties style:font-name="Symbol" style:font-name-asian="Symbol" style:font-name-complex="Symbol"/>
    </style:style>
    <style:style style:name="T7" style:family="text">
      <style:text-properties style:font-name="Times-Roman" fo:font-size="8pt" style:font-name-asian="Times-Roman" style:font-size-asian="8pt" style:font-name-complex="Times-Roman" style:font-size-complex="8pt"/>
    </style:style>
    <style:style style:name="T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 Slam</text:p>
      <text:p text:style-name="P1">On a introduit une approche pour un problème de slam dans un environnement large avec des exigences de perception et computation minimale. Cette approche basée sur une représentation d'un problème de slam par un graphe des poses de robot et des relations entre eux. Pour estimer la covariance pour des liens dans le graphe, minislam est introduit. </text:p>
      <text:p text:style-name="P1"/>
      <text:p text:style-name="P1">L'algorithme Minislam</text:p>
      <text:p text:style-name="P1"/>
      <text:p text:style-name="P1">Une carte de problème slam est présentée par un graphe. Chaque nœud présente une cadre correspondance une pose de robot. Une cadre contient:</text:p>
      <text:list xml:id="list925544980" text:style-name="L1">
        <text:list-item>
          <text:p text:style-name="P5">un ensemble de point d'intérêt extrait d'une image</text:p>
        </text:list-item>
        <text:list-item>
          <text:p text:style-name="P5">une pose d'odométrie</text:p>
        </text:list-item>
        <text:list-item>
          <text:p text:style-name="P5">une covariance de pose d'odométrie</text:p>
        </text:list-item>
        <text:list-item>
          <text:p text:style-name="P5">une pose estimé</text:p>
        </text:list-item>
        <text:list-item>
          <text:p text:style-name="P5">une covariance de pose estimé</text:p>
        </text:list-item>
      </text:list>
      <text:p text:style-name="P1">L'arc représente une relation entre deux cadres. Cette relation se compose de 2 relations: la similarité visuelle et la similarité odométrique.</text:p>
      <text:p text:style-name="P1">La sortie est un vecteur d'estimation du maximum de vraisemblance pour tous les poses de cadres.</text:p>
      <text:p text:style-name="P1">C'est la présentation de « Relation Relaxation algorithme ».</text:p>
      <text:p text:style-name="P1"/>
      <text:p text:style-name="P1">Relation basée sur odométrie</text:p>
      <text:p text:style-name="P1">La motion relative est estimé par une lecture d'odométrie.</text:p>
      <text:p text:style-name="P1">Sa covariance de la relation est estimée par un modèle d'odométrie.</text:p>
      <text:p text:style-name="P1">Cette relation est seulement ajouté aux cadres successifs.</text:p>
      <text:p text:style-name="P1"/>
      <text:p text:style-name="P1">Relation visuelle</text:p>
      <text:p text:style-name="P1">Relation visuelle correspond des similaires visuelle entre deux cadres.</text:p>
      <text:list xml:id="list734488402" text:style-name="L2">
        <text:list-item>
          <text:p text:style-name="P6">Mesure de la similarité</text:p>
        </text:list-item>
      </text:list>
      <text:p text:style-name="P1">Des points d'intérêts sont extraits de deux images par l'algorithme SIFT. Chaque point d'intérêt F=(x,y,H) est pour chaque point (x,y) et un histogramme de ce point. La similarité entre deux images est le nombre de correspondance cas entre deux ensembles de point d'intérêt de ces deux images.</text:p>
      <text:p text:style-name="P1">Le fonction de correspondance est de calculer des distances euclidiennes entre chaque point d'intérêt avec tous les points d'intérêt de l'autre image. La correspondance potentiel est pour la distance la plus courte qui est moins de 60% de la distance secondairement courte. Cette critère est par expérience. L'autre critère est qu'il y a seulement une correspondance pour chaque point d'intérêt. Si un point d'intérêt a plusieurs correspondances, il va choisir la plus courte distance. </text:p>
      <text:list xml:id="list679869243" text:style-name="L3">
        <text:list-item>
          <text:p text:style-name="P7">Estimation de la rotation et de la variance</text:p>
        </text:list-item>
      </text:list>
      <text:p text:style-name="P1">La rotation est estimée par le changement de la coordonné de point de correspondance.</text:p>
      <text:list xml:id="list1078183400" text:continue-numbering="true" text:style-name="L3">
        <text:list-item>
          <text:p text:style-name="P7">Estimation de la position relative et de la covariance</text:p>
        </text:list-item>
      </text:list>
      <text:p text:style-name="P1">Pour estimer la position relative, on utilise le nombres de point d'intérêt similaire S. S dépende la distance entre le caméra et les points d'intérêts.</text:p>
      <text:list xml:id="list2136245894" text:style-name="L4">
        <text:list-item>
          <text:p text:style-name="P8">Choisir des cadres</text:p>
        </text:list-item>
      </text:list>
      <text:p text:style-name="P1">Pour économiser des calculs de fonction de correspondance, on choisit la cadre la plus proche. Pour estimer que deux cadres a et b sont assez proches ou non, on peut mettre a jour des covariances par mesure suivante.</text:p>
      <text:p text:style-name="P1">S'il n'y a pas de relation visuelle entre deux cadre, on peut estimer la relation visuelle par la relation d'odométrie de a et b. Et on met à jour la covariance de b, et les cadres entre a et b. On met à jour seulement des covariance plus petite que les vielles.</text:p>
      <text:list xml:id="list591912872" text:style-name="L5">
        <text:list-item>
          <text:p text:style-name="P9">Filtrage de relation visuelle </text:p>
        </text:list-item>
      </text:list>
      <text:p text:style-name="P1">Pour ne pas ajouter la relation visuelle basé une similarité petite, on doit exiger le nombre de point d'intérêt est plus grand que une valeur de seuil t. Et, la relation visuelle est ajouté seulement si la <text:soft-page-break/>similarité entre deux carde A et B a un comble à la position de la carde A en comparant avec <text:s/>les voisinages de A. Il n'y a pas de limite de nombre de relations de chaque cadre.</text:p>
      <text:p text:style-name="P1"/>
      <text:p text:style-name="P1">Différence avec l'autre slam: </text:p>
      <text:p text:style-name="P1">N'utilise pas d'estimation de position des points de repères relatifs. Donc, il est facile à l'appliquer à un environnement grande. Il utilise une estimation des différences entre des points de repères entre des images séquentielles et l'incertitude de cette estimation. Des différences considères sont des relations visuelles et des relations odométriques. Il utilise l'algorithme « Multilevel Relaxation » pour l'estimation du maximum de vraisemblance. </text:p>
      <text:p text:style-name="P1"/>
      <text:p text:style-name="P1">Expérience</text:p>
      <text:p text:style-name="P1">Les auteurs ont réussi avec minislam dans un pratique avec des images omni-dimentionnelles.</text:p>
      <text:p text:style-name="P1">C'est un point attentif. Parce qu'il y a une différence entre le changement de le nombre de similaires d'image omni-dimentionnelle et celui d'image non omni-dimentionnelle. Donc, je pense que l'on ne peut pas appliquer ce calcul pour le robot ayant un caméra non omni-dimmentionnelle avec un angle petit. </text:p>
      <text:p text:style-name="P1"/>
      <text:p text:style-name="P1"/>
      <text:p text:style-name="P1"/>
      <text:p text:style-name="P3">A. I. Eliazar and R. Parr, “Learning probabilistic motion models for</text:p>
      <text:p text:style-name="P2"><text:span text:style-name="T1">mobile robots,” in </text:span><text:span text:style-name="T2">Proc. of the twenty-first Int. Conf. on Machine</text:span></text:p>
      <text:p text:style-name="P10"><text:span text:style-name="T2">learning (ICML)</text:span><text:span text:style-name="T3">, 2004, p. 32.</text:span></text:p>
      <text:p text:style-name="Standard"/>
      <text:p text:style-name="Standard">[1] D. C. A. Samer M. Abdallah and J. S. Zelek, “Towards benchmarks</text:p>
      <text:p text:style-name="Standard">for vision SLAM algorithms,” in Proc. IEEE Int. Conf. Robotics and</text:p>
      <text:p text:style-name="Standard">Automation (ICRA), 2006, pp. 1542–1547.</text:p>
      <text:p text:style-name="Standard">[2] U. Frese, P. Larsson, and T. Duckett, “A multilevel relaxation algorithm</text:p>
      <text:p text:style-name="Standard">for simultaneous localisation and mapping,” IEEE Transactions<office:annotation><dc:creator>Thuan </dc:creator><dc:date>2010-01-02T17:28:59</dc:date><text:p text:style-name="P11"><text:span text:style-name="T8">Multilevel relaxation</text:span></text:p></office:annotation></text:p>
      <text:p text:style-name="Standard">on Robotics, vol. 21, no. 2, pp. 196–207, April 2005.</text:p>
      <text:p text:style-name="Standard">[3] D. Lowe, “Object recognition from local scale-invariant features,” in</text:p>
      <text:p text:style-name="Standard">Proc. Int. Conf. Computer Vision ICCV, Corfu, 1999, pp. 1150–1157.</text:p>
      <text:p text:style-name="Standard">[4] S. Se, D. Lowe, and J. Little, “Mobile robot localization and mapping</text:p>
      <text:p text:style-name="Standard">with uncertainty using scale-invariant visual landmarks,” International</text:p>
      <text:p text:style-name="Standard">Journal of Robotics Research, vol. 21, no. 8, pp. 735–758, 2002.</text:p>
      <text:p text:style-name="Standard">[5] T. Barfoot, “Online visual motion estimation using FastSLAM with</text:p>
      <text:p text:style-name="Standard">SIFT features,” in Proc. of the IEEE/RSJ Int. Conf. on Intelligent</text:p>
      <text:p text:style-name="Standard">Robots and Systems (IROS), 2005, pp. 579–585.</text:p>
      <text:p text:style-name="Standard">[6] P. Jensfelt, D. Kragic, J. Folkesson, and M. Bj¨orkman, “A framework</text:p>
      <text:p text:style-name="Standard">for vision based bearing only 3D SLAM,” in Proc. IEEE Int. Conf.</text:p>
      <text:p text:style-name="Standard">Robotics and Automation (ICRA), 2006, pp. 1944–1950.</text:p>
      <text:p text:style-name="Standard">[7] N. Karlsson, E. D. Bernardo, J. Ostrowski, L. Goncalves, P. Pirjanian,</text:p>
      <text:p text:style-name="Standard">and M. E. Munich, “The vSLAM algorithm for robust localization and<office:annotation><dc:creator>Thuan </dc:creator><dc:date>2010-01-02T17:31:50</dc:date><text:p text:style-name="P11"><text:span text:style-name="T8">vSlam</text:span></text:p></office:annotation></text:p>
      <text:p text:style-name="Standard">mapping,” in Proc. IEEE Int. Conf. Robotics and Automation (ICRA),</text:p>
      <text:p text:style-name="Standard">2005, pp. 24–29.</text:p>
      <text:p text:style-name="Standard">[8] P. Elinas, R. Sim, and J. Little, “s SLAM: Stereo vision SLAM using</text:p>
      <text:p text:style-name="Standard">the Rao-Blackwellised particle filter and a novel mixture proposal</text:p>
      <text:p text:style-name="Standard">distribution,” in Proc. IEEE Int. Conf. Robotics and Automation<office:annotation><dc:creator>Thuan </dc:creator><dc:date>2010-01-02T17:32:11</dc:date><text:p text:style-name="P11"><text:span text:style-name="T8">sigmaSlam</text:span></text:p></office:annotation></text:p>
      <text:p text:style-name="Standard">(ICRA), 2006, pp. 1564–1570.</text:p>
      <text:p text:style-name="Standard">[9] J. Sez and F. Escolano, “6dof entropy minimization slam,” in Proc.</text:p>
      <text:p text:style-name="Standard">IEEE Int. Conf. Robotics and Automation (ICRA), 2006, pp. 1<office:annotation><dc:creator>Thuan </dc:creator><dc:date>2010-01-02T17:32:36</dc:date><text:p text:style-name="P11"><text:span text:style-name="T8">6dof</text:span></text:p></office:annotation>548–</text:p>
      <text:p text:style-name="Standard">1555.</text:p>
      <text:p text:style-name="Standard">[10] A. Davison, “Real-time simultaneous localisation and mapping with a</text:p>
      <text:p text:style-name="Standard">single camera,” in Proceedings of the IEEE International Conference</text:p>
      <text:p text:style-name="Standard"><text:soft-page-break/>on Computer Vision (ICCV’03), 2003, pp. 1403–1410.</text:p>
      <text:p text:style-name="Standard">[11] K. L. Ho and P. Newman, “Loop closure detection in SLAM by</text:p>
      <text:p text:style-name="Standard">combining visual and spatial appearance,” Robotics and Autonomous</text:p>
      <text:p text:style-name="Standard">System, vol. 54, no. 9, pp. 740–749, September 2006.</text:p>
      <text:p text:style-name="Standard">[12] P. M. Newman, D. M. Cole, and K. L. Ho, “Outdoor SLAM using</text:p>
      <text:p text:style-name="Standard">visual appearance and laser ranging,” in Proc. IEEE Int. Conf. Robotics</text:p>
      <text:p text:style-name="Standard">and Automation (ICRA), 2006, pp. 1180–1187.</text:p>
      <text:p text:style-name="Standard">[13] C. Chen and H. Wang, “Large-scale loop-closing with pictoral matching,”</text:p>
      <text:p text:style-name="Standard">in Proc. IEEE Int. Conf. Robotics and Automation (ICRA), 2006,</text:p>
      <text:p text:style-name="Standard">pp. 1194–1199.</text:p>
      <text:p text:style-name="Standard">[14] A. Ranganathan, E. Menegatti, and F. Dellaert, “Bayesian inference</text:p>
      <text:p text:style-name="Standard">in the space of topological maps,” IEEE Transactions on Robotics,</text:p>
      <text:p text:style-name="Standard">vol. 22, pp. 92– 107, 2005.</text:p>
      <text:p text:style-name="Standard">[15] A. I. Eliazar and R. Parr, “Learning probabilistic motion models for</text:p>
      <text:p text:style-name="Standard">mobile robots,” in Proc. of the twenty-first Int. Conf. on Machine</text:p>
      <text:p text:style-name="Standard">learning (ICML), 2004, p. 32.</text:p>
      <text:p text:style-name="Standard">[16] J. Gonzalez-Barbosa and S. Lacroix, “Rover localization in natural</text:p>
      <text:p text:style-name="Standard">environments by indexing panoramic images,” in Proc. IEEE Int. Conf.</text:p>
      <text:p text:style-name="Standard">Robotics and Automation (ICRA), 2002, pp. 1365–1370.</text:p>
      <text:p text:style-name="Standard">[17] P. J. Besl and N. D. McKay, “A method for registration of 3-d shapes,”</text:p>
      <text:p text:style-name="Standard">IEEE Trans. Pattern Analysis and Machine Intelligence, vol. 14, no. 2,</text:p>
      <text:p text:style-name="Standard">pp. 239–256, 1992.</text:p>
      <text:p text:style-name="Standard">[18] H. Andreasson, A. Treptow, and T. Duckett, “Localization for mobile</text:p>
      <text:p text:style-name="Standard">robots using panoramic vision, local features and particle filter,” in</text:p>
      <text:p text:style-name="Standard">Proc. IEEE Int. Conf. Robotics and Automation (ICRA), 2005, pp.</text:p>
      <text:p text:style-name="Standard">3348–3353.</text:p>
      <text:p text:style-name="Standard">[19] S. N. Sinha, J.-M. Frahm, M. Pollefeys, and Y. Genc, “GPU-based</text:p>
      <text:p text:style-name="Standard">video feature tracking and matching,” in Workshop on Edge Computing</text:p>
      <text:p text:style-name="Standard">Using New Commodity Architectures (EDGE 2006), Chapel Hill,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 svg:font-family="Symbol"/>
    <style:font-face style:name="Times-Italic" svg:font-family="Times-Italic" style:font-family-generic="roman"/>
    <style:font-face style:name="Times-Roman" svg:font-family="Times-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uan </meta:initial-creator>
    <meta:creation-date>2009-12-05T19:26:20</meta:creation-date>
    <dc:date>2010-01-02T17:33:04</dc:date>
    <dc:creator>Thuan </dc:creator>
    <meta:editing-duration>PT08H03M42S</meta:editing-duration>
    <meta:editing-cycles>45</meta:editing-cycles>
    <meta:generator>OpenOffice.org/3.1$Linux OpenOffice.org_project/310m19$Build-9420</meta:generator>
    <meta:document-statistic meta:table-count="0" meta:image-count="0" meta:object-count="0" meta:page-count="3" meta:paragraph-count="97" meta:word-count="1283" meta:character-count="7846"/>
  </office:meta>
</office:document-meta>
</file>